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ource Code Pro" svg:font-family="'Source Code Pr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style:font-name="Source Code Pro" fo:font-size="11pt" officeooo:rsid="0019c06c" officeooo:paragraph-rsid="0019c06c" style:font-size-asian="9.60000038146973pt" style:font-size-complex="11pt"/>
    </style:style>
    <style:style style:name="P2" style:family="paragraph" style:parent-style-name="Text_20_body">
      <style:text-properties style:font-name="Source Code Pro" fo:font-size="11pt" officeooo:rsid="001f0fa7" officeooo:paragraph-rsid="001f0fa7" style:font-size-asian="9.60000038146973pt" style:font-size-complex="11pt"/>
    </style:style>
    <style:style style:name="P3" style:family="paragraph" style:parent-style-name="Text_20_body">
      <style:text-properties style:font-name="Source Code Pro" fo:font-size="11pt" officeooo:rsid="002225a5" officeooo:paragraph-rsid="002225a5" style:font-size-asian="9.60000038146973pt" style:font-size-complex="11pt"/>
    </style:style>
    <style:style style:name="P4" style:family="paragraph" style:parent-style-name="Text_20_body">
      <style:text-properties style:font-name="Source Code Pro" fo:font-size="11pt" officeooo:rsid="0024a24d" officeooo:paragraph-rsid="0024a24d" style:font-size-asian="9.60000038146973pt" style:font-size-complex="11pt"/>
    </style:style>
    <style:style style:name="P5" style:family="paragraph" style:parent-style-name="Text_20_body">
      <style:text-properties style:font-name="Source Code Pro" fo:font-size="11pt" officeooo:rsid="0026a1d5" officeooo:paragraph-rsid="0026a1d5" style:font-size-asian="9.60000038146973pt" style:font-size-complex="11pt"/>
    </style:style>
    <style:style style:name="P6" style:family="paragraph" style:parent-style-name="Text_20_body">
      <style:text-properties style:font-name="Source Code Pro" fo:font-size="11pt" officeooo:rsid="0027719b" officeooo:paragraph-rsid="0027719b" style:font-size-asian="9.60000038146973pt" style:font-size-complex="11pt"/>
    </style:style>
    <style:style style:name="P7" style:family="paragraph" style:parent-style-name="Text_20_body">
      <style:paragraph-properties fo:line-height="100%"/>
      <style:text-properties style:font-name="Source Code Pro" fo:font-size="11pt" officeooo:paragraph-rsid="00181433" style:font-size-asian="9.60000038146973pt" style:font-size-complex="11pt"/>
    </style:style>
    <style:style style:name="P8" style:family="paragraph" style:parent-style-name="Text_20_body">
      <style:paragraph-properties fo:line-height="100%"/>
      <style:text-properties style:font-name="Source Code Pro" fo:font-size="11pt" officeooo:paragraph-rsid="0031ced4" style:font-size-asian="9.60000038146973pt" style:font-size-complex="11pt"/>
    </style:style>
    <style:style style:name="P9" style:family="paragraph" style:parent-style-name="Text_20_body">
      <style:text-properties officeooo:rsid="0024a24d" officeooo:paragraph-rsid="0024a24d"/>
    </style:style>
    <style:style style:name="P10" style:family="paragraph" style:parent-style-name="Text_20_body">
      <style:text-properties officeooo:rsid="0031ced4" officeooo:paragraph-rsid="0031ced4"/>
    </style:style>
    <style:style style:name="P11" style:family="paragraph" style:parent-style-name="Text_20_body">
      <style:text-properties officeooo:rsid="00363d32" officeooo:paragraph-rsid="00363d32"/>
    </style:style>
    <style:style style:name="P12" style:family="paragraph" style:parent-style-name="Text_20_body">
      <style:text-properties officeooo:rsid="00363d32" officeooo:paragraph-rsid="00377bed"/>
    </style:style>
    <style:style style:name="P13" style:family="paragraph" style:parent-style-name="Header">
      <style:paragraph-properties fo:text-align="end" style:justify-single-word="false"/>
      <style:text-properties officeooo:rsid="00181433" officeooo:paragraph-rsid="00181433"/>
    </style:style>
    <style:style style:name="P14" style:family="paragraph" style:parent-style-name="Title">
      <style:text-properties officeooo:rsid="003fde43" officeooo:paragraph-rsid="003fde43"/>
    </style:style>
    <style:style style:name="P15" style:family="paragraph" style:parent-style-name="Heading_20_1">
      <style:text-properties officeooo:rsid="00181433" officeooo:paragraph-rsid="00181433"/>
    </style:style>
    <style:style style:name="P16" style:family="paragraph" style:parent-style-name="Heading_20_2">
      <style:text-properties officeooo:rsid="001dc8ca" officeooo:paragraph-rsid="001dc8ca"/>
    </style:style>
    <style:style style:name="P17" style:family="paragraph" style:parent-style-name="Heading_20_2">
      <style:text-properties officeooo:rsid="0031ced4" officeooo:paragraph-rsid="0031ced4"/>
    </style:style>
    <style:style style:name="P18" style:family="paragraph" style:parent-style-name="Heading_20_2">
      <style:text-properties officeooo:rsid="00363d32" officeooo:paragraph-rsid="00363d32"/>
    </style:style>
    <style:style style:name="P19" style:family="paragraph" style:parent-style-name="Footer">
      <style:paragraph-properties fo:text-align="end" style:justify-single-word="false"/>
    </style:style>
    <style:style style:name="T1" style:family="text">
      <style:text-properties officeooo:rsid="0023c13b"/>
    </style:style>
    <style:style style:name="T2" style:family="text">
      <style:text-properties officeooo:rsid="002611e9"/>
    </style:style>
    <style:style style:name="T3" style:family="text">
      <style:text-properties officeooo:rsid="0028fb77"/>
    </style:style>
    <style:style style:name="T4" style:family="text">
      <style:text-properties officeooo:rsid="003360b9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377bed" style:font-weight-asian="bold" style:font-weight-complex="bold"/>
    </style:style>
    <style:style style:name="T7" style:family="text">
      <style:text-properties fo:font-weight="bold" officeooo:rsid="00398531" style:font-weight-asian="bold" style:font-weight-complex="bold"/>
    </style:style>
    <style:style style:name="T8" style:family="text">
      <style:text-properties fo:font-weight="bold" officeooo:rsid="003a1a6d" style:font-weight-asian="bold" style:font-weight-complex="bold"/>
    </style:style>
    <style:style style:name="T9" style:family="text">
      <style:text-properties fo:font-weight="bold" officeooo:rsid="003a32fb" style:font-weight-asian="bold" style:font-weight-complex="bold"/>
    </style:style>
    <style:style style:name="T10" style:family="text">
      <style:text-properties fo:font-weight="bold" officeooo:rsid="003aa088" style:font-weight-asian="bold" style:font-weight-complex="bold"/>
    </style:style>
    <style:style style:name="T11" style:family="text">
      <style:text-properties fo:font-weight="bold" officeooo:rsid="003c637d" style:font-weight-asian="bold" style:font-weight-complex="bold"/>
    </style:style>
    <style:style style:name="T12" style:family="text">
      <style:text-properties fo:font-weight="bold" officeooo:rsid="003e216f" style:font-weight-asian="bold" style:font-weight-complex="bold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weight="normal" officeooo:rsid="00377bed" style:font-weight-asian="normal" style:font-weight-complex="normal"/>
    </style:style>
    <style:style style:name="T15" style:family="text">
      <style:text-properties fo:font-weight="normal" officeooo:rsid="00398531" style:font-weight-asian="normal" style:font-weight-complex="normal"/>
    </style:style>
    <style:style style:name="T16" style:family="text">
      <style:text-properties officeooo:rsid="00377bed"/>
    </style:style>
    <style:style style:name="T17" style:family="text">
      <style:text-properties officeooo:rsid="0037e461"/>
    </style:style>
    <style:style style:name="T18" style:family="text">
      <style:text-properties officeooo:rsid="00398531"/>
    </style:style>
    <style:style style:name="T19" style:family="text">
      <style:text-properties officeooo:rsid="003e709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Report</text:p>
      <text:h text:style-name="P15" text:outline-level="1">Tables</text:h>
      <text:p text:style-name="P9">Please note that I did not include redundant else statement<text:span text:style-name="T2">s</text:span> where no change occurs.</text:p>
      <text:h text:style-name="P16" text:outline-level="2">CPU State</text:h>
      <text:p text:style-name="P1">if cpu.state = 0 then cpu.state := 1</text:p>
      <text:p text:style-name="P1">else if cpu.state = 1 then cpu.state := 2</text:p>
      <text:p text:style-name="P1">else if cpu.state = 2 then cpu.state := 3</text:p>
      <text:p text:style-name="P1">else if cpu.state = 3 then cpu.state := 4</text:p>
      <text:p text:style-name="P1">else if cpu.state = 4 then cpu.state := 5</text:p>
      <text:p text:style-name="P1">else if cpu.state = 5 then cpu.state := 0</text:p>
      <text:h text:style-name="P16" text:outline-level="2">CPU Memory</text:h>
      <text:p text:style-name="P3">if cpu.state = 5 then</text:p>
      <text:p text:style-name="P3"><text:tab/>cpu.memory[<text:span text:style-name="T1">cpu.</text:span>oldest] := cpu.temperature</text:p>
      <text:h text:style-name="P16" text:outline-level="2">CPU Oldest</text:h>
      <text:p text:style-name="P2">if cpu.state = 5 then</text:p>
      <text:p text:style-name="P2"><text:tab/>if cpu.oldest = 2 then cpu.oldest := 0</text:p>
      <text:p text:style-name="P2"><text:tab/>else cpu.oldest := cpu.oldest + 1</text:p>
      <text:h text:style-name="P16" text:outline-level="2">CPU Temperature</text:h>
      <text:p text:style-name="P4">if cpu.state = 2 then</text:p>
      <text:p text:style-name="P4"><text:tab/>cpu.temperature := sensor.temperature</text:p>
      <text:p text:style-name="P4">else if cpu.state = 4 then</text:p>
      <text:p text:style-name="P4"><text:tab/>cpu.temperature := cpu.temperature + 273</text:p>
      <text:h text:style-name="P16" text:outline-level="2"><text:soft-page-break/>Thermometer Sleep</text:h>
      <text:p text:style-name="P5">if cpu.state = 1 then sensor.sleep := 0</text:p>
      <text:p text:style-name="P5">else if cpu.state = 3 then sensor.sleep := 1</text:p>
      <text:h text:style-name="P16" text:outline-level="2">Thermometer Temperature</text:h>
      <text:p text:style-name="P6"><text:span text:style-name="T3">s</text:span>ensor.temperature := random from -100 to 100</text:p>
      <text:h text:style-name="P15" text:outline-level="1">Model</text:h>
      <text:p text:style-name="P7">MODULE CPU(sensor)</text:p>
      <text:p text:style-name="P7">VAR</text:p>
      <text:p text:style-name="P7"><text:s text:c="4"/>temperature: word[32];</text:p>
      <text:p text:style-name="P7"><text:s text:c="4"/>memory: array 0 .. 2 of word[32];</text:p>
      <text:p text:style-name="P7"><text:s text:c="4"/>oldest: {0, 1, 2};</text:p>
      <text:p text:style-name="P7"><text:s text:c="4"/>state: {0, 1, 2, 3, 4, 5};</text:p>
      <text:p text:style-name="P7">ASSIGN</text:p>
      <text:p text:style-name="P7"><text:s text:c="4"/>init(state) := 0;</text:p>
      <text:p text:style-name="P7"><text:s text:c="4"/>next(state) :=</text:p>
      <text:p text:style-name="P7"><text:s text:c="8"/>case</text:p>
      <text:p text:style-name="P7"><text:s text:c="12"/>state = 0 : 1;</text:p>
      <text:p text:style-name="P7"><text:s text:c="12"/>state = 1 : 2;</text:p>
      <text:p text:style-name="P7"><text:s text:c="12"/>state = 2 : 3;</text:p>
      <text:p text:style-name="P7"><text:s text:c="12"/>state = 3 : 4;</text:p>
      <text:p text:style-name="P7"><text:s text:c="12"/>state = 4 : 5;</text:p>
      <text:p text:style-name="P7"><text:s text:c="12"/>state = 5 : 0;</text:p>
      <text:p text:style-name="P7"><text:s text:c="8"/>esac;</text:p>
      <text:p text:style-name="P7"><text:s text:c="4"/>next(sensor.sleep) :=</text:p>
      <text:p text:style-name="P7"><text:s text:c="8"/>case</text:p>
      <text:p text:style-name="P7"><text:s text:c="12"/>state = 1 : 0b1_0;</text:p>
      <text:p text:style-name="P7"><text:s text:c="12"/>state = 3 : 0b1_1;</text:p>
      <text:p text:style-name="P7"><text:soft-page-break/><text:s text:c="12"/>TRUE : sensor.sleep;</text:p>
      <text:p text:style-name="P7"><text:s text:c="8"/>esac;</text:p>
      <text:p text:style-name="P7"><text:s text:c="4"/>next(temperature) :=</text:p>
      <text:p text:style-name="P7"><text:s text:c="8"/>case</text:p>
      <text:p text:style-name="P7"><text:s text:c="12"/>state = 2 : sensor.temperature;</text:p>
      <text:p text:style-name="P7"><text:s text:c="12"/>state = 4 : temperature + uwconst(273, 32);</text:p>
      <text:p text:style-name="P7"><text:s text:c="12"/>TRUE : temperature;</text:p>
      <text:p text:style-name="P7"><text:s text:c="8"/>esac;</text:p>
      <text:p text:style-name="P7"><text:s text:c="4"/>next(oldest) :=</text:p>
      <text:p text:style-name="P7"><text:s text:c="8"/>case</text:p>
      <text:p text:style-name="P7"><text:s text:c="12"/>state = 5 &amp; oldest = 2 : 0;</text:p>
      <text:p text:style-name="P7"><text:s text:c="12"/>state = 5 &amp; oldest != 2 : oldest + 1;</text:p>
      <text:p text:style-name="P7"><text:s text:c="12"/>TRUE: oldest;</text:p>
      <text:p text:style-name="P7"><text:s text:c="8"/>esac;</text:p>
      <text:p text:style-name="P7"><text:s text:c="4"/>next(memory[0]) :=</text:p>
      <text:p text:style-name="P7"><text:s text:c="8"/>case</text:p>
      <text:p text:style-name="P7"><text:s text:c="12"/>state = 5 &amp; oldest = 0 : temperature;</text:p>
      <text:p text:style-name="P7"><text:s text:c="12"/>TRUE : memory[0];</text:p>
      <text:p text:style-name="P7"><text:s text:c="8"/>esac;</text:p>
      <text:p text:style-name="P7"><text:s text:c="4"/>next(memory[1]) :=</text:p>
      <text:p text:style-name="P7"><text:s text:c="8"/>case</text:p>
      <text:p text:style-name="P7"><text:s text:c="12"/>state = 5 &amp; oldest = 1 : temperature;</text:p>
      <text:p text:style-name="P7"><text:s text:c="12"/>TRUE : memory[1];</text:p>
      <text:p text:style-name="P7"><text:s text:c="8"/>esac;</text:p>
      <text:p text:style-name="P7"><text:s text:c="4"/>next(memory[2]) :=</text:p>
      <text:p text:style-name="P7"><text:s text:c="8"/>case</text:p>
      <text:p text:style-name="P7"><text:s text:c="12"/>state = 5 &amp; oldest = 2 : temperature;</text:p>
      <text:p text:style-name="P7"><text:s text:c="12"/>TRUE : memory[2];</text:p>
      <text:p text:style-name="P7"><text:s text:c="8"/>esac;</text:p>
      <text:p text:style-name="P7"><text:soft-page-break/></text:p>
      <text:p text:style-name="P7">MODULE THERMOMETER</text:p>
      <text:p text:style-name="P7">VAR</text:p>
      <text:p text:style-name="P7"><text:s text:c="4"/>sleep: word[1];</text:p>
      <text:p text:style-name="P7"><text:s text:c="4"/>temperature: word[32];</text:p>
      <text:p text:style-name="P7">ASSIGN</text:p>
      <text:p text:style-name="P7"><text:s text:c="4"/>-- I could not find a way to assign a random value to a word</text:p>
      <text:p text:style-name="P7"><text:s text:c="4"/>next(temperature) := uwconst(0, 32);</text:p>
      <text:h text:style-name="P15" text:outline-level="1">Results</text:h>
      <text:h text:style-name="P17" text:outline-level="2">Specifications Used</text:h>
      <text:p text:style-name="P8">-- (1) Just after the ISR has terminated, the sensor is sleeping</text:p>
      <text:p text:style-name="P8">CTLSPEC AX(cpu.state = 5) -&gt; sensor.sleep = 0b1_1;</text:p>
      <text:p text:style-name="P8">-- (2) When the sensor is not sleeping, then the ISR is executed</text:p>
      <text:p text:style-name="P8">CTLSPEC AG(sensor.sleep != 0b1_1 -&gt; cpu.state != 0);</text:p>
      <text:p text:style-name="P8">-- (3) If the ISR is not executed, then the sensor is sleeping</text:p>
      <text:p text:style-name="P8">CTLSPEC AG(cpu.state != 0 -&gt; sensor.sleep = 0b1_1);</text:p>
      <text:p text:style-name="P8">-- (4) When the ISR is not executed, then the value of memory</text:p>
      <text:p text:style-name="P8">-- <text:s text:c="4"/>at the previous value of oldest is equal to cpu.temperature</text:p>
      <text:p text:style-name="P8">CTLSPEC AG(cpu.state != 0 -&gt; cpu.memory[cpu.oldest] = cpu.temperature);</text:p>
      <text:p text:style-name="P8">-- (5) Just after the ISR has terminated, then the value of memory</text:p>
      <text:p text:style-name="P8">-- <text:s text:c="4"/>at the previous value of oldest is equal to cpu.temperature</text:p>
      <text:p text:style-name="P8">CTLSPEC AX(cpu.state = 5) -&gt; cpu.memory[cpu.oldest] = cpu.temperature;</text:p>
      <text:p text:style-name="P8">-- (6) When the ISR is not executed, then cpu.temperature &gt;= 173</text:p>
      <text:p text:style-name="P8">CTLSPEC AG(cpu.state = 0 -&gt; cpu.temperature &gt;= uwconst(173, 32));</text:p>
      <text:p text:style-name="P8">-- (7) When ISR has terminated, then cpu.temperature &gt;= 173</text:p>
      <text:p text:style-name="P8">CTLSPEC AX(cpu.state = 5) -&gt; cpu.temperature &gt;= uwconst(173, 32);</text:p>
      <text:p text:style-name="P8">-- (8) Oldest is always in the set {0,1,2}</text:p>
      <text:p text:style-name="P8">CTLSPEC AG(cpu.oldest in 0 .. 2);</text:p>
      <text:h text:style-name="P17" text:outline-level="2"><text:soft-page-break/><text:span text:style-name="T4">Specification</text:span> Status<text:span text:style-name="T19">es</text:span></text:h>
      <text:p text:style-name="P10"><text:span text:style-name="T4">True</text:span>: <text:s/><text:span text:style-name="T4">1, 5, 7, 8</text:span></text:p>
      <text:p text:style-name="P10"><text:span text:style-name="T4">False</text:span>: <text:span text:style-name="T4">2, 3, 4, 6</text:span></text:p>
      <text:h text:style-name="P18" text:outline-level="2">Timings</text:h>
      <text:p text:style-name="P12">Specification <text:span text:style-name="T6">1</text:span> takes <text:span text:style-name="T7">37 </text:span><text:span text:style-name="T5">milliseconds</text:span><text:span text:style-name="T13"> to prove.</text:span></text:p>
      <text:p text:style-name="P12"><text:span text:style-name="T13">Specification </text:span><text:span text:style-name="T6">2</text:span><text:span text:style-name="T13"> takes </text:span><text:span text:style-name="T7">59</text:span><text:span text:style-name="T5"> milliseconds</text:span><text:span text:style-name="T13"> to prove.</text:span></text:p>
      <text:p text:style-name="P12"><text:span text:style-name="T13">Specification </text:span><text:span text:style-name="T6">3</text:span><text:span text:style-name="T13"> takes </text:span><text:span text:style-name="T8">70 </text:span><text:span text:style-name="T5">milliseconds</text:span><text:span text:style-name="T13"> to prove.</text:span></text:p>
      <text:p text:style-name="P11">Specification <text:span text:style-name="T5">4 </text:span>takes <text:span text:style-name="T5">740 milliseconds</text:span><text:span text:style-name="T13"> to prove.</text:span></text:p>
      <text:p text:style-name="P12"><text:span text:style-name="T13">Specification </text:span><text:span text:style-name="T6">5</text:span><text:span text:style-name="T13"> takes </text:span><text:span text:style-name="T9">30 </text:span><text:span text:style-name="T5">milliseconds</text:span><text:span text:style-name="T13"> to prove.</text:span></text:p>
      <text:p text:style-name="P12"><text:span text:style-name="T13">Specification </text:span><text:span text:style-name="T6">6</text:span><text:span text:style-name="T13"> takes </text:span><text:span text:style-name="T10">67 </text:span><text:span text:style-name="T5">milliseconds</text:span><text:span text:style-name="T13"> to prove.</text:span></text:p>
      <text:p text:style-name="P12"><text:span text:style-name="T13">Specification </text:span><text:span text:style-name="T6">7</text:span><text:span text:style-name="T13"> takes </text:span><text:span text:style-name="T11">34 </text:span><text:span text:style-name="T5">milliseconds</text:span><text:span text:style-name="T13"> to prove.</text:span></text:p>
      <text:p text:style-name="P12"><text:span text:style-name="T13">Specification </text:span><text:span text:style-name="T6">8</text:span><text:span text:style-name="T13"> takes </text:span><text:span text:style-name="T12">29 </text:span><text:span text:style-name="T5">milliseconds</text:span><text:span text:style-name="T13"> to prov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ource Code Pro" svg:font-family="'Source Code Pr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officeooo:rsid="00181433" officeooo:paragraph-rsid="00181433"/>
    </style:style>
    <style:style style:name="MP2" style:family="paragraph" style:parent-style-name="Footer">
      <style:paragraph-properties fo:text-align="end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DD2452 – Homework 5</text:p>
        <text:p text:style-name="MP1">Mert Alp Taytak – taytak@kth.se</text:p>
      </style:header>
      <style:footer>
        <text:p text:style-name="MP2"><text:page-number text:select-page="current">5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2T12:36:38.012106539</meta:creation-date>
    <meta:generator>LibreOffice/6.2.5.2$Linux_X86_64 LibreOffice_project/20$Build-2</meta:generator>
    <dc:date>2019-10-02T13:53:08.091244486</dc:date>
    <meta:editing-duration>PT35M17S</meta:editing-duration>
    <meta:editing-cycles>31</meta:editing-cycles>
    <meta:document-statistic meta:table-count="0" meta:image-count="0" meta:object-count="0" meta:page-count="5" meta:paragraph-count="120" meta:word-count="612" meta:character-count="3815" meta:non-whitespace-character-count="2879"/>
  </office:meta>
</office:document-meta>
</file>